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</style:style>
    <style:style style:name="P146" style:family="paragraph" style:parent-style-name="Text_20_body" style:list-style-name="L141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06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VIEWS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5">
        <text:list-item>
          <text:p text:style-name="P140"><text:span text:style-name="T1">IFNULL</text:span>()<text:line-break/></text:p>
          <text:list text:style-name="L136">
            <text:list-item>
              <text:p text:style-name="P141">Converte os valores <text:span text:style-name="T1">NULL</text:span> de uma coluna em um valor-padrão especificado.<text:line-break/></text:p>
            </text:list-item>
            <text:list-item>
              <text:p text:style-name="P141">Os argumentos da função são a coluna a ser checada e o valor-padrão. </text:p>
            </text:list-item>
            <text:list-item>
              <text:p text:style-name="P141">Se o valor-padrão for um texto, ele entra entre aspas (‘<text:span text:style-name="T2">valor-padrão</text:span>’).<text:line-break/></text:p>
            </text:list-item>
            <text:list-item>
              <text:p text:style-name="P14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1">É igual a função <text:span text:style-name="T2">coalesce</text:span>() em SQL.<text:line-break/></text:p>
            </text:list-item>
            <text:list-item>
              <text:p text:style-name="P14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0">Funções de tempo<text:line-break/></text:p>
          <text:list text:style-name="L137">
            <text:list-item>
              <text:p text:style-name="P142"><text:span text:style-name="T1">NOW</text:span>()<text:line-break/></text:p>
              <text:list text:style-name="L138">
                <text:list-item>
                  <text:p text:style-name="P143">Função que retorna data e hora do sistema do computador.<text:line-break/></text:p>
                </text:list-item>
                <text:list-item>
                  <text:p text:style-name="P143">Formato ‘AAAA-MM-DD HH:MM:SS’.<text:line-break/></text:p>
                </text:list-item>
                <text:list-item>
                  <text:p text:style-name="P14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2"><text:span text:style-name="T1">TIME</text:span>()<text:line-break/>Retorna apenas a parte em formato de tempo ‘HH:MM:SS’.<text:line-break/></text:p>
            </text:list-item>
            <text:list-item>
              <text:p text:style-name="P142"><text:span text:style-name="T1">DATE</text:span>()<text:line-break/>Retorna apenas a parte em formato de data ‘AAAA-MM-DD’.<text:line-break/></text:p>
            </text:list-item>
            <text:list-item>
              <text:p text:style-name="P142"><text:span text:style-name="T1">YEAR</text:span>()<text:line-break/>Retorna apenas a parte em formato de anos.<text:line-break/></text:p>
            </text:list-item>
            <text:list-item>
              <text:p text:style-name="P142"><text:span text:style-name="T1">MONTH</text:span>()<text:line-break/>Retorna apenas a parte em formato de meses.<text:line-break/></text:p>
            </text:list-item>
            <text:list-item>
              <text:p text:style-name="P142"><text:span text:style-name="T1">DAY</text:span>()<text:line-break/>Retorna apenas a parte em formato de dias.<text:line-break/></text:p>
            </text:list-item>
            <text:list-item>
              <text:p text:style-name="P142"><text:span text:style-name="T1">HOUR</text:span>()<text:line-break/>Retorna apenas a parte em formato de horas.<text:line-break/></text:p>
            </text:list-item>
            <text:list-item>
              <text:p text:style-name="P142"><text:span text:style-name="T1">MINUTE</text:span>()<text:line-break/>Retorna apenas a parte em formato de minutos.<text:line-break/></text:p>
            </text:list-item>
            <text:list-item>
              <text:p text:style-name="P14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VIEWS<text:bookmark-end text:name="views"/></text:h>
      <text:p text:style-name="Pagebreak"/>
      <text:h text:style-name="Heading_20_1" text:outline-level="1"><text:bookmark-start text:name="detalhes"/>11 Detalhes<text:bookmark-end text:name="detalhes"/></text:h>
      <text:list text:style-name="L139">
        <text:list-item>
          <text:p text:style-name="P144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44">O que são e o que fazem os administradores:<text:line-break/></text:p>
          <text:list text:style-name="L140">
            <text:list-item>
              <text:p text:style-name="P145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45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44">Acesso ao <text:span text:style-name="T1">MySQL</text:span> pelo terminal é necessario usar o comando:<text:line-break/>mysql -u root -p<text:line-break/></text:p>
          <text:list text:style-name="L141">
            <text:list-item>
              <text:p text:style-name="P146">Depois colocar a senha.<text:line-break/></text:p>
            </text:list-item>
          </text:list>
        </text:list-item>
        <text:list-item>
          <text:p text:style-name="P144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2 Andamento dos Estudos<text:bookmark-end text:name="andamento-dos-estudos"/></text:h>
      <text:h text:style-name="Heading_20_2" text:outline-level="2"><text:bookmark-start text:name="assunto-em-andamento"/>12.1 Assunto em andamento:<text:bookmark-end text:name="assunto-em-andamento"/></text:h>
      <text:p text:style-name="First_20_paragraph">Atualmente estou estudando Módulo 11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06T15:58:28Z</meta:creation-date>
    <dc:date>2022-04-06T15:58:28Z</dc:date>
    <meta:user-defined meta:name="date" meta:value-type="string">2022-04-06</meta:user-defined>
    <meta:user-defined meta:name="output" meta:value-type="string"/>
    <meta:user-defined meta:name="subtitle" meta:value-type="string">Readme.rmd</meta:user-defined>
  </office:meta>
</office:document-meta>
</file>